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" svg:font-family="'Fira Mono', Consolas, Menlo, Monaco, 'Courier New'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.2083in" fo:margin-right="0.2083in" fo:margin-top="0.1563in" fo:margin-bottom="0.1563in" loext:contextual-spacing="false" fo:orphans="2" fo:widows="2" fo:text-indent="0in" style:auto-text-indent="false"/>
      <style:text-properties fo:font-variant="normal" fo:text-transform="none" fo:color="#0c4b33" style:font-name="Fira Mono" fo:font-size="10.5pt" fo:letter-spacing="normal" fo:font-style="normal" fo:font-weight="normal"/>
    </style:style>
    <style:style style:name="P2" style:family="paragraph" style:parent-style-name="Preformatted_20_Text">
      <style:paragraph-properties fo:margin-left="0.2083in" fo:margin-right="0.2083in" fo:margin-top="0.1563in" fo:margin-bottom="0.1563in" loext:contextual-spacing="false" fo:orphans="2" fo:widows="2" fo:text-indent="0in" style:auto-text-indent="false"/>
      <style:text-properties fo:font-variant="normal" fo:text-transform="none" fo:color="#0c4b33" fo:letter-spacing="normal"/>
    </style:style>
    <style:style style:name="T1" style:family="text">
      <style:text-properties fo:color="#666666"/>
    </style:style>
    <style:style style:name="T2" style:family="text">
      <style:text-properties fo:color="#666666" style:font-name="Fira Mono" fo:font-size="10.5pt" fo:font-style="normal" fo:font-weight="normal"/>
    </style:style>
    <style:style style:name="T3" style:family="text">
      <style:text-properties fo:color="#008000" fo:font-weight="bold"/>
    </style:style>
    <style:style style:name="T4" style:family="text">
      <style:text-properties fo:color="#008000" style:font-name="Fira Mono" fo:font-size="10.5pt" fo:font-style="normal" fo:font-weight="bold"/>
    </style:style>
    <style:style style:name="T5" style:family="text">
      <style:text-properties fo:color="#ba2121"/>
    </style:style>
    <style:style style:name="T6" style:family="text">
      <style:text-properties fo:color="#ba2121" style:font-name="Fira Mono" fo:font-size="10.5pt" fo:font-style="normal" fo:font-weight="normal"/>
    </style:style>
    <style:style style:name="T7" style:family="text">
      <style:text-properties style:font-name="Fira Mono" fo:font-size="10.5pt" fo:font-style="normal" fo:font-weight="normal"/>
    </style:style>
    <style:style style:name="T8" style:family="text">
      <style:text-properties fo:color="#aa22ff" style:font-name="Fira Mono" fo:font-size="10.5pt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<text:span text:style-name="T1">%</text:span> <text:span text:style-name="T3">if</text:span> messages <text:span text:style-name="T1">%</text:span>}</text:p>
      <text:p text:style-name="P1"><text:span text:style-name="T1">&lt;</text:span>ul class<text:span text:style-name="T1">=</text:span><text:span text:style-name="T5">"messages"</text:span><text:span text:style-name="T1">&gt;</text:span></text:p>
      <text:p text:style-name="P2"><text:s text:c="4"/><text:span text:style-name="T7">{</text:span><text:span text:style-name="T2">%</text:span><text:span text:style-name="T7"> </text:span><text:span text:style-name="T4">for</text:span><text:span text:style-name="T7"> message </text:span><text:span text:style-name="T8">in</text:span><text:span text:style-name="T7"> messages </text:span><text:span text:style-name="T2">%</text:span><text:span text:style-name="T7">}</text:span></text:p>
      <text:p text:style-name="P2"><text:s text:c="4"/><text:span text:style-name="T2">&lt;</text:span><text:span text:style-name="T7">li{</text:span><text:span text:style-name="T2">%</text:span><text:span text:style-name="T7"> </text:span><text:span text:style-name="T4">if</text:span><text:span text:style-name="T7"> message</text:span><text:span text:style-name="T2">.</text:span><text:span text:style-name="T7">tags </text:span><text:span text:style-name="T2">%</text:span><text:span text:style-name="T7">} class</text:span><text:span text:style-name="T2">=</text:span><text:span text:style-name="T6">"{{ message.tags }}"</text:span><text:span text:style-name="T7">{</text:span><text:span text:style-name="T2">%</text:span><text:span text:style-name="T7"> endif </text:span><text:span text:style-name="T2">%</text:span><text:span text:style-name="T7">}</text:span><text:span text:style-name="T2">&gt;</text:span><text:span text:style-name="T7">{{ message }}</text:span><text:span text:style-name="T2">&lt;/</text:span><text:span text:style-name="T7">li</text:span><text:span text:style-name="T2">&gt;</text:span></text:p>
      <text:p text:style-name="P2"><text:s text:c="4"/><text:span text:style-name="T7">{</text:span><text:span text:style-name="T2">%</text:span><text:span text:style-name="T7"> endfor </text:span><text:span text:style-name="T2">%</text:span><text:span text:style-name="T7">}</text:span></text:p>
      <text:p text:style-name="P1"><text:span text:style-name="T1">&lt;/</text:span>ul<text:span text:style-name="T1">&gt;</text:span></text:p>
      <text:p text:style-name="P1">{<text:span text:style-name="T1">%</text:span> endif <text:span text:style-name="T1">%</text:span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" svg:font-family="'Fira Mono', Consolas, Menlo, Monaco, 'Courier New'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4T09:29:33.515592064</meta:creation-date>
    <dc:date>2020-10-04T09:31:41.472431923</dc:date>
    <meta:editing-duration>PT2M12S</meta:editing-duration>
    <meta:editing-cycles>1</meta:editing-cycles>
    <meta:document-statistic meta:table-count="0" meta:image-count="0" meta:object-count="0" meta:page-count="1" meta:paragraph-count="7" meta:word-count="30" meta:character-count="188" meta:non-whitespace-character-count="153"/>
    <meta:generator>LibreOffice/6.0.7.3$Linux_X86_64 LibreOffice_project/00m0$Build-3</meta:generator>
  </office:meta>
</office:document-meta>
</file>